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Main clock</text:p>
          </table:table-cell>
          <table:table-cell table:number-columns-repeated="2" office:value-type="float" office:value="60000000">
            <text:p>60000000</text:p>
          </table:table-cell>
        </table:table-row>
        <table:table-row table:style-name="ro1">
          <table:table-cell office:value-type="string">
            <text:p>UARTCLKDIV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string">
            <text:p>clk</text:p>
          </table:table-cell>
          <table:table-cell table:formula="of:=[.B1]/[.B2]" office:value-type="float" office:value="12000000">
            <text:p>12000000</text:p>
          </table:table-cell>
          <table:table-cell table:formula="of:=[.C1]/[.C2]" office:value-type="float" office:value="12000000">
            <text:p>12000000</text:p>
          </table:table-cell>
        </table:table-row>
        <table:table-row table:style-name="ro1">
          <table:table-cell office:value-type="string">
            <text:p>Baud rate</text:p>
          </table:table-cell>
          <table:table-cell table:number-columns-repeated="2" office:value-type="float" office:value="115200">
            <text:p>115200</text:p>
          </table:table-cell>
        </table:table-row>
        <table:table-row table:style-name="ro1">
          <table:table-cell office:value-type="string">
            <text:p>BRG</text:p>
          </table:table-cell>
          <table:table-cell table:formula="of:=ROUNDDOWN(ROUNDDOWN([.B3]/16;0)/[.B4];0)-1" office:value-type="float" office:value="5">
            <text:p>5</text:p>
          </table:table-cell>
          <table:table-cell table:formula="of:=ROUNDDOWN(ROUNDDOWN([.C3]/16;0)/[.C4];0)-1" office:value-type="float" office:value="5">
            <text:p>5</text:p>
          </table:table-cell>
        </table:table-row>
        <table:table-row table:style-name="ro1">
          <table:table-cell office:value-type="string">
            <text:p>FRGMULT</text:p>
          </table:table-cell>
          <table:table-cell table:formula="of:=ROUNDDOWN(((ROUNDDOWN([.B3]/16;0))*256)/([.B4]*([.B5]+1));0)-256" office:value-type="float" office:value="21">
            <text:p>2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U_PCLK</text:p>
          </table:table-cell>
          <table:table-cell table:formula="of:=ROUNDDOWN([.B3]/(1+[.B6]/256);0)" office:value-type="float" office:value="11090252">
            <text:p>11090252</text:p>
          </table:table-cell>
          <table:table-cell table:formula="of:=ROUNDDOWN([.C3]/(1+[.C6]/256);0)" office:value-type="float" office:value="11010752">
            <text:p>11010752</text:p>
          </table:table-cell>
        </table:table-row>
        <table:table-row table:style-name="ro1">
          <table:table-cell office:value-type="string">
            <text:p>BR</text:p>
          </table:table-cell>
          <table:table-cell table:formula="of:=ROUNDDOWN(ROUNDDOWN([.B8]/([.B5]+1);0)/16;0)" office:value-type="float" office:value="115523">
            <text:p>115523</text:p>
          </table:table-cell>
          <table:table-cell table:formula="of:=ROUNDDOWN(ROUNDDOWN([.C8]/([.C5]+1);0)/16;0)" office:value-type="float" office:value="114695">
            <text:p>114695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Tuckett</meta:initial-creator>
    <meta:creation-date>2015-04-09T22:23:59</meta:creation-date>
    <dc:date>2015-04-09T23:05:37</dc:date>
    <dc:creator>Nick Tuckett</dc:creator>
    <meta:editing-duration>PT26M27S</meta:editing-duration>
    <meta:editing-cycles>2</meta:editing-cycles>
    <meta:generator>LibreOffice/3.5$Linux_X86_64 LibreOffice_project/350m1$Build-2</meta:generator>
    <meta:document-statistic meta:table-count="3" meta:cell-count="24" meta:object-count="0"/>
  </office:meta>
</office:document-meta>
</file>